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BC000002BC3D14C9243A405663.png" manifest:media-type="image/png"/>
  <manifest:file-entry manifest:full-path="Pictures/10000001000002BC000002BC43630111A5B50DF2.png" manifest:media-type="image/png"/>
  <manifest:file-entry manifest:full-path="Pictures/10000001000002BC000002BCE53F752F98BEFE53.png" manifest:media-type="image/png"/>
  <manifest:file-entry manifest:full-path="Pictures/10000001000002BC000002BC25DDF5B6F00730E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4c81ac" draw:textarea-horizontal-align="justify" draw:textarea-vertical-align="middle" draw:auto-grow-height="false" fo:min-height="0.75cm" fo:min-width="24.5cm"/>
    </style:style>
    <style:style style:name="gr2" style:family="graphic" style:parent-style-name="standard">
      <style:graphic-properties draw:stroke="none" draw:fill-color="#58b090" draw:textarea-horizontal-align="justify" draw:textarea-vertical-align="middle" draw:auto-grow-height="false" fo:min-height="0.75cm" fo:min-width="24.5cm"/>
    </style:style>
    <style:style style:name="gr3" style:family="graphic" style:parent-style-name="standard">
      <style:graphic-properties draw:stroke="none" draw:fill-color="#f9d766" draw:textarea-horizontal-align="justify" draw:textarea-vertical-align="middle" draw:auto-grow-height="false" fo:min-height="0.75cm" fo:min-width="24.5cm"/>
    </style:style>
    <style:style style:name="gr4" style:family="graphic" style:parent-style-name="standard">
      <style:graphic-properties draw:stroke="none" draw:fill-color="#e9708e" draw:textarea-horizontal-align="justify" draw:textarea-vertical-align="middle" draw:auto-grow-height="false" fo:min-height="0.75cm" fo:min-width="24.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032cm" fo:min-width="0cm" fo:wrap-option="wrap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033cm" fo:min-width="0cm" fo:wrap-option="wrap"/>
    </style:style>
    <style:style style:name="gr7" style:family="graphic" style:parent-style-name="standard">
      <style:graphic-properties draw:stroke="none" svg:stroke-color="#4c81ac" draw:fill-color="#4c81ac" draw:textarea-horizontal-align="justify" draw:textarea-vertical-align="middle" draw:auto-grow-height="false" fo:min-height="1.305cm" fo:min-width="1.055cm" fo:wrap-option="wrap"/>
    </style:style>
    <style:style style:name="gr8" style:family="graphic" style:parent-style-name="objectwithoutfill">
      <style:graphic-properties svg:stroke-width="0.106cm" svg:stroke-color="#4c81a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2.134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8cm, 1.68cm, 4.837cm, 1.636cm)" draw:image-opacity="100%" style:mirror="none"/>
    </style:style>
    <style:style style:name="gr11" style:family="graphic" style:parent-style-name="objectwithoutfill">
      <style:graphic-properties svg:stroke-width="0.106cm" svg:stroke-color="#58b09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color="#58b090" draw:fill-color="#58b090" draw:textarea-horizontal-align="justify" draw:textarea-vertical-align="middle" draw:auto-grow-height="false" fo:min-height="1.305cm" fo:min-width="1.055cm" fo:wrap-option="wrap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106cm" svg:stroke-color="#f9d766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-color="#f9d766" draw:textarea-horizontal-align="justify" draw:textarea-vertical-align="middle" draw:auto-grow-height="false" fo:min-height="1.305cm" fo:min-width="1.055cm" fo:wrap-option="wrap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6cm, 2.817cm, 4.1cm, 2.999cm)" draw:image-opacity="100%" style:mirror="none"/>
    </style:style>
    <style:style style:name="gr17" style:family="graphic" style:parent-style-name="objectwithoutfill">
      <style:graphic-properties svg:stroke-width="0.106cm" svg:stroke-color="#e9708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-color="#e9708e" draw:textarea-horizontal-align="justify" draw:textarea-vertical-align="middle" draw:auto-grow-height="false" fo:min-height="1.305cm" fo:min-width="1.055cm" fo:wrap-option="wrap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cm, 2.011cm, 3.676cm, 1.805cm)" draw:image-opacity="100%" style:mirror="none"/>
    </style:style>
    <style:style style:name="P1" style:family="paragraph">
      <loext:graphic-properties draw:fill-color="#4c81ac"/>
      <style:paragraph-properties fo:text-align="center"/>
    </style:style>
    <style:style style:name="P2" style:family="paragraph">
      <loext:graphic-properties draw:fill-color="#58b090"/>
      <style:paragraph-properties fo:text-align="center"/>
    </style:style>
    <style:style style:name="P3" style:family="paragraph">
      <loext:graphic-properties draw:fill-color="#f9d766"/>
      <style:paragraph-properties fo:text-align="center"/>
    </style:style>
    <style:style style:name="P4" style:family="paragraph">
      <loext:graphic-properties draw:fill-color="#e9708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4c81ac" loext:opacity="100%" loext:color-lum-mod="100%" loext:color-lum-off="0%" style:font-name="Noto Sans Cond" fo:font-size="20pt" fo:letter-spacing="-0.06cm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text-transform="uppercase" fo:color="#58b090" loext:opacity="100%" loext:color-lum-mod="100%" loext:color-lum-off="0%" style:font-name="Noto Sans Cond" fo:font-size="20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text-transform="uppercase" fo:color="#f9d766" loext:opacity="100%" loext:color-lum-mod="100%" loext:color-lum-off="0%" style:font-name="Noto Sans Cond" fo:font-size="20pt" fo:letter-spacing="normal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e9708e" loext:opacity="100%" loext:color-lum-mod="100%" loext:color-lum-off="0%" style:font-name="Noto Sans Cond" fo:font-size="20pt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text-transform="uppercase" fo:color="#4c81ac" loext:opacity="100%" loext:color-lum-mod="100%" loext:color-lum-off="0%" style:font-name="Noto Sans Cond" fo:font-size="18pt" fo:letter-spacing="-0.03cm" fo:font-weight="normal" style:font-weight-asian="bold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text-transform="uppercase" fo:color="#58b090" loext:opacity="100%" loext:color-lum-mod="100%" loext:color-lum-off="0%" style:font-name="Noto Sans Cond" fo:font-size="18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text-transform="uppercase" fo:color="#f9d766" loext:opacity="100%" loext:color-lum-mod="100%" loext:color-lum-off="0%" style:font-name="Noto Sans Cond" fo:font-size="14pt" fo:font-weight="normal" style:font-size-asian="14pt" style:font-weight-asian="normal" style:font-size-complex="14pt" style:font-weight-complex="normal"/>
    </style:style>
    <style:style style:name="P15" style:family="paragraph">
      <loext:graphic-properties draw:fill="none" draw:fill-color="#ffffff"/>
      <style:paragraph-properties fo:text-align="center"/>
      <style:text-properties fo:text-transform="uppercase" fo:color="#e9708e" loext:opacity="100%" loext:color-lum-mod="100%" loext:color-lum-off="0%" style:font-name="Noto Sans Cond" fo:font-size="18pt" fo:font-weight="bold" style:font-weight-asian="bold" style:font-weight-complex="bold"/>
    </style:style>
    <style:style style:name="T1" style:family="text">
      <style:text-properties fo:color="#4c81ac" loext:opacity="100%" style:font-name="Noto Sans Cond" fo:font-size="20pt" fo:font-weight="bold" style:font-weight-asian="bold" style:font-weight-complex="bold"/>
    </style:style>
    <style:style style:name="T2" style:family="text">
      <style:text-properties fo:text-transform="uppercase" fo:color="#58b090" loext:opacity="100%" style:font-name="Noto Sans Cond" fo:font-size="20pt" fo:font-weight="bold" style:font-weight-asian="bold" style:font-weight-complex="bold"/>
    </style:style>
    <style:style style:name="T3" style:family="text">
      <style:text-properties fo:text-transform="uppercase" fo:color="#f9d766" loext:opacity="100%" style:font-name="Noto Sans Cond" fo:font-size="20pt" fo:letter-spacing="normal" fo:font-weight="bold" style:font-weight-asian="bold" style:font-weight-complex="bold"/>
    </style:style>
    <style:style style:name="T4" style:family="text">
      <style:text-properties fo:color="#e9708e" loext:opacity="100%" style:font-name="Noto Sans Cond" fo:font-size="20pt" fo:font-weight="bold" style:font-weight-asian="bold" style:font-weight-complex="bold"/>
    </style:style>
    <style:style style:name="T5" style:family="text">
      <style:text-properties fo:text-transform="uppercase" fo:color="#4c81ac" loext:opacity="100%" style:font-name="Noto Sans Cond" fo:font-size="14pt" fo:font-weight="normal" style:font-size-asian="14pt" style:font-weight-asian="bold" style:font-size-complex="14pt" style:font-weight-complex="bold"/>
    </style:style>
    <style:style style:name="T6" style:family="text">
      <style:text-properties fo:text-transform="uppercase" fo:color="#4c81ac" loext:opacity="100%" style:font-name="Noto Sans Cond" fo:font-size="18pt" fo:font-weight="normal" style:font-weight-asian="bold" style:font-weight-complex="bold"/>
    </style:style>
    <style:style style:name="T7" style:family="text">
      <style:text-properties fo:text-transform="uppercase" fo:color="#4c81ac" loext:opacity="100%" style:font-name="Noto Sans Cond" fo:font-size="18pt" fo:font-weight="bold" style:font-weight-asian="bold" style:font-weight-complex="bold"/>
    </style:style>
    <style:style style:name="T8" style:family="text">
      <style:text-properties fo:text-transform="uppercase" fo:color="#58b090" loext:opacity="100%" style:font-name="Noto Sans Cond" fo:font-size="18pt" fo:font-weight="bold" style:font-weight-asian="bold" style:font-weight-complex="bold"/>
    </style:style>
    <style:style style:name="T9" style:family="text">
      <style:text-properties fo:text-transform="uppercase" fo:color="#58b090" loext:opacity="100%" style:text-position="33% 58%" style:font-name="Noto Sans Cond" fo:font-size="18pt" fo:font-weight="bold" style:font-size-asian="18pt" style:font-weight-asian="bold" style:font-size-complex="18pt" style:font-weight-complex="bold"/>
    </style:style>
    <style:style style:name="T10" style:family="text">
      <style:text-properties fo:text-transform="uppercase" fo:color="#58b090" loext:opacity="100%" style:font-name="Noto Sans Cond" fo:font-size="14pt" fo:font-weight="normal" style:font-size-asian="14pt" style:font-weight-asian="normal" style:font-size-complex="14pt" style:font-weight-complex="normal"/>
    </style:style>
    <style:style style:name="T11" style:family="text">
      <style:text-properties fo:text-transform="uppercase" fo:color="#f9d766" loext:opacity="100%" style:font-name="Noto Sans Cond" fo:font-size="14pt" fo:font-weight="bold" style:font-weight-asian="bold" style:font-weight-complex="bold"/>
    </style:style>
    <style:style style:name="T12" style:family="text">
      <style:text-properties fo:text-transform="uppercase" fo:color="#f9d766" loext:opacity="100%" style:font-name="Noto Sans Cond" fo:font-size="14pt" fo:font-weight="normal" style:font-weight-asian="normal" style:font-weight-complex="normal"/>
    </style:style>
    <style:style style:name="T13" style:family="text">
      <style:text-properties fo:text-transform="uppercase" fo:color="#e9708e" loext:opacity="100%" style:font-name="Noto Sans Cond" fo:font-size="18pt" fo:font-weight="bold" style:font-weight-asian="bold" style:font-weight-complex="bold"/>
    </style:style>
    <style:style style:name="T14" style:family="text">
      <style:text-properties fo:text-transform="uppercase" fo:color="#e9708e" loext:opacity="100%" style:text-position="33% 58%" style:font-name="Noto Sans Cond" fo:font-size="18pt" fo:font-weight="bold" style:font-size-asian="18pt" style:font-weight-asian="bold" style:font-size-complex="18pt" style:font-weight-complex="bold"/>
    </style:style>
    <style:style style:name="T15" style:family="text">
      <style:text-properties fo:text-transform="uppercase" fo:color="#e9708e" loext:opacity="100%" style:font-name="Noto Sans Cond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9.546cm" svg:height="0.998cm" svg:x="0.4cm" svg:y="5.47cm" svg:viewBox="0 0 9547 999" draw:points="9547,502 8851,999 0,999 700,500 0,1 0,0 8847,0 8847,2">
          <text:p/>
        </draw:polygon>
        <draw:polygon draw:style-name="gr2" draw:text-style-name="P2" draw:layer="layout" svg:width="6.294cm" svg:height="0.998cm" svg:x="10.151cm" svg:y="5.47cm" svg:viewBox="0 0 6295 999" draw:points="676,500 0,0 5594,0 5594,2 6295,502 5598,999 0,999">
          <text:p/>
        </draw:polygon>
        <draw:polygon draw:style-name="gr3" draw:text-style-name="P3" draw:layer="layout" svg:width="4.294cm" svg:height="0.998cm" svg:x="16.65cm" svg:y="5.47cm" svg:viewBox="0 0 4295 999" draw:points="676,500 0,0 3595,0 3595,2 4295,502 3599,999 0,999">
          <text:p/>
        </draw:polygon>
        <draw:polygon draw:style-name="gr4" draw:text-style-name="P4" draw:layer="layout" svg:width="6.44cm" svg:height="0.999cm" svg:x="21.149cm" svg:y="5.47cm" svg:viewBox="0 0 6441 1000" draw:points="676,500 0,0 5740,0 5741,0 5741,1 6441,500 5740,1000 5740,999 0,999">
          <text:p/>
        </draw:polygon>
        <draw:custom-shape draw:style-name="gr5" draw:text-style-name="P5" draw:layer="layout" svg:width="0.4cm" svg:height="0.398cm" svg:x="4.973cm" svg:y="5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4cm" svg:height="0.398cm" svg:x="13.098cm" svg:y="5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4cm" svg:height="0.399cm" svg:x="18.597cm" svg:y="5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399cm" svg:height="0.399cm" svg:x="24.17cm" svg:y="5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2.199cm" svg:height="2.199cm" svg:x="4.073cm" svg:y="8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5.173cm" svg:y1="6.469cm" svg:x2="5.173cm" svg:y2="8.468cm">
          <text:p/>
        </draw:line>
        <draw:frame draw:style-name="gr9" draw:text-style-name="P8" draw:layer="layout" svg:width="5.998cm" svg:height="0.999cm" svg:x="2.174cm" svg:y="10.641cm">
          <draw:text-box>
            <text:p text:style-name="P7"><text:span text:style-name="T1">DISTANT PAST</text:span></text:p>
          </draw:text-box>
        </draw:frame>
        <draw:frame draw:style-name="gr10" draw:text-style-name="P6" draw:layer="layout" svg:width="2.699cm" svg:height="1.859cm" svg:x="3.849cm" svg:y="8.642cm">
          <draw:image xlink:href="Pictures/10000001000002BC000002BCE53F752F98BEFE53.png" xlink:type="simple" xlink:show="embed" xlink:actuate="onLoad" draw:mime-type="image/png">
            <text:p/>
          </draw:image>
        </draw:frame>
        <draw:line draw:style-name="gr11" draw:text-style-name="P6" draw:layer="layout" svg:x1="13.298cm" svg:y1="3.498cm" svg:x2="13.298cm" svg:y2="5.497cm">
          <text:p/>
        </draw:line>
        <draw:custom-shape draw:style-name="gr12" draw:text-style-name="P2" draw:layer="layout" svg:width="2.199cm" svg:height="2.199cm" svg:x="12.199cm" svg:y="1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898cm" svg:height="0.999cm" svg:x="10.846cm" svg:y="0.3cm">
          <draw:text-box>
            <text:p text:style-name="P7"><text:span text:style-name="T2">RECENT past</text:span></text:p>
          </draw:text-box>
        </draw:frame>
        <draw:frame draw:style-name="gr13" draw:text-style-name="P6" draw:layer="layout" svg:width="2.498cm" svg:height="2.499cm" svg:x="12.146cm" svg:y="1.499cm">
          <draw:image xlink:href="Pictures/10000001000002BC000002BC43630111A5B50DF2.png" xlink:type="simple" xlink:show="embed" xlink:actuate="onLoad" draw:mime-type="image/png">
            <text:p/>
          </draw:image>
        </draw:frame>
        <draw:line draw:style-name="gr14" draw:text-style-name="P6" draw:layer="layout" svg:x1="18.797cm" svg:y1="6.469cm" svg:x2="18.797cm" svg:y2="8.468cm">
          <text:p/>
        </draw:line>
        <draw:custom-shape draw:style-name="gr15" draw:text-style-name="P3" draw:layer="layout" svg:width="2.199cm" svg:height="2.199cm" svg:x="17.698cm" svg:y="8.4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0" draw:layer="layout" svg:width="4.898cm" svg:height="0.999cm" svg:x="16.044cm" svg:y="10.641cm">
          <draw:text-box>
            <text:p text:style-name="P7"><text:span text:style-name="T3">PREsent</text:span></text:p>
          </draw:text-box>
        </draw:frame>
        <draw:frame draw:style-name="gr16" draw:text-style-name="P6" draw:layer="layout" svg:width="2.251cm" svg:height="2.351cm" svg:x="17.698cm" svg:y="8.342cm">
          <draw:image xlink:href="Pictures/10000001000002BC000002BC3D14C9243A405663.png" xlink:type="simple" xlink:show="embed" xlink:actuate="onLoad" draw:mime-type="image/png">
            <text:p/>
          </draw:image>
        </draw:frame>
        <draw:line draw:style-name="gr17" draw:text-style-name="P6" draw:layer="layout" svg:x1="24.369cm" svg:y1="3.471cm" svg:x2="24.369cm" svg:y2="5.47cm">
          <text:p/>
        </draw:line>
        <draw:custom-shape draw:style-name="gr18" draw:text-style-name="P4" draw:layer="layout" svg:width="2.199cm" svg:height="2.199cm" svg:x="23.27cm" svg:y="1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4.899cm" svg:height="0.999cm" svg:x="21.942cm" svg:y="0.3cm">
          <draw:text-box>
            <text:p text:style-name="P7"><text:span text:style-name="T4">FUTURE</text:span></text:p>
          </draw:text-box>
        </draw:frame>
        <draw:frame draw:style-name="gr19" draw:text-style-name="P6" draw:layer="layout" svg:width="1.949cm" svg:height="1.899cm" svg:x="23.442cm" svg:y="1.449cm">
          <draw:image xlink:href="Pictures/10000001000002BC000002BC25DDF5B6F00730E6.png" xlink:type="simple" xlink:show="embed" xlink:actuate="onLoad" draw:mime-type="image/png">
            <text:p/>
          </draw:image>
        </draw:frame>
        <draw:frame draw:style-name="gr9" draw:text-style-name="P12" draw:layer="layout" svg:width="8.997cm" svg:height="1cm" svg:x="0.649cm" svg:y="4.37cm">
          <draw:text-box>
            <text:p text:style-name="P7"><text:span text:style-name="T5">Late</text:span><text:span text:style-name="T6"> </text:span><text:span text:style-name="T7">Pleistocene</text:span><text:span text:style-name="T6"> - </text:span><text:span text:style-name="T7">Holocene</text:span></text:p>
          </draw:text-box>
        </draw:frame>
        <draw:frame draw:style-name="gr9" draw:text-style-name="P13" draw:layer="layout" svg:width="6.294cm" svg:height="1cm" svg:x="10.151cm" svg:y="6.569cm">
          <draw:text-box>
            <text:p text:style-name="P7"><text:span text:style-name="T8">20</text:span><text:span text:style-name="T9">th</text:span><text:span text:style-name="T10"> century</text:span></text:p>
          </draw:text-box>
        </draw:frame>
        <draw:frame draw:style-name="gr9" draw:text-style-name="P14" draw:layer="layout" svg:width="4.898cm" svg:height="1cm" svg:x="16.044cm" svg:y="4.37cm">
          <draw:text-box>
            <text:p text:style-name="P7"><text:span text:style-name="T11">1970</text:span><text:span text:style-name="T12"> - </text:span><text:span text:style-name="T11">2000</text:span></text:p>
          </draw:text-box>
        </draw:frame>
        <draw:frame draw:style-name="gr9" draw:text-style-name="P15" draw:layer="layout" svg:width="4.899cm" svg:height="1cm" svg:x="21.942cm" svg:y="6.569cm">
          <draw:text-box>
            <text:p text:style-name="P7"><text:span text:style-name="T13">21</text:span><text:span text:style-name="T14">St</text:span><text:span text:style-name="T15"> centur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ond" svg:font-family="'Noto Sans Cond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Victor Van der Meersch</meta:initial-creator>
    <meta:creation-date>2024-01-18T15:26:45.113000000</meta:creation-date>
    <dc:date>2024-01-18T15:32:06.230000000</dc:date>
    <dc:creator>Victor Van der Meersch</dc:creator>
    <meta:editing-duration>PT5M21S</meta:editing-duration>
    <meta:editing-cycles>1</meta:editing-cycles>
    <meta:document-statistic meta:object-count="28"/>
    <meta:generator>LibreOffice/7.5.8.2$Windows_X86_64 LibreOffice_project/f718d63693263970429a68f568db6046aaa9df01</meta:generator>
  </office:meta>
</office:document-meta>
</file>